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36171" officeooo:paragraph-rsid="00036171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36171" officeooo:paragraph-rsid="00036171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49664" officeooo:paragraph-rsid="00049664"/>
    </style:style>
    <style:style style:name="P4" style:family="paragraph" style:parent-style-name="Standard">
      <style:paragraph-properties fo:text-align="center" style:justify-single-word="false"/>
      <style:text-properties style:font-name="FreeMono" fo:font-weight="bold" officeooo:rsid="00036171" officeooo:paragraph-rsid="0003617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fo:font-weight="bold" officeooo:rsid="00049664" officeooo:paragraph-rsid="0004966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fo:font-weight="bold" officeooo:rsid="0009fe50" officeooo:paragraph-rsid="0009fe5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058c9f" officeooo:paragraph-rsid="00058c9f"/>
    </style:style>
    <style:style style:name="P8" style:family="paragraph" style:parent-style-name="Standard">
      <style:paragraph-properties fo:text-align="start" style:justify-single-word="false"/>
      <style:text-properties style:font-name="FreeMono" officeooo:rsid="0007a63e" officeooo:paragraph-rsid="0007a63e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09fe50" officeooo:paragraph-rsid="0009fe50"/>
    </style:style>
    <style:style style:name="P1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30171" officeooo:paragraph-rsid="00058c9f"/>
    </style:style>
    <style:style style:name="P1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30171" officeooo:paragraph-rsid="0009fe50"/>
    </style:style>
    <style:style style:name="P12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08109c" officeooo:paragraph-rsid="0009fe50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0aa686" officeooo:paragraph-rsid="000aa686" style:font-size-asian="10pt" style:font-size-complex="10pt"/>
    </style:style>
    <style:style style:name="T1" style:family="text">
      <style:text-properties officeooo:rsid="0006acf6"/>
    </style:style>
    <style:style style:name="T2" style:family="text">
      <style:text-properties officeooo:rsid="0009fe50"/>
    </style:style>
    <style:style style:name="T3" style:family="text">
      <style:text-properties officeooo:rsid="000ad337"/>
    </style:style>
    <style:style style:name="T4" style:family="text">
      <style:text-properties officeooo:rsid="000c82f4"/>
    </style:style>
    <style:style style:name="T5" style:family="text">
      <style:text-properties officeooo:rsid="000d99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35</text:p>
      <text:p text:style-name="P1">Lab 6</text:p>
      <text:p text:style-name="P1"/>
      <text:p text:style-name="P4">Process Scheduling</text:p>
      <text:p text:style-name="P2"/>
      <text:p text:style-name="P5">Part A</text:p>
      <text:p text:style-name="P3"/>
      <text:p text:style-name="P7">Compiling</text:p>
      <text:p text:style-name="P10">gcc -Wall -g -c main_<text:span text:style-name="T3">rr</text:span>.c -o obj/Debug/main_<text:span text:style-name="T3">rr</text:span>.o</text:p>
      <text:p text:style-name="P10">g++ -L/lib64 -o bin/Debug/lab<text:span text:style-name="T1">6_rr</text:span> obj/Debug/main_<text:span text:style-name="T3">rr</text:span>.o</text:p>
      <text:p text:style-name="P3"/>
      <text:p text:style-name="P8">Execution</text:p>
      <text:p text:style-name="P13">$ ./bin/Debug/lab6_rr </text:p>
      <text:p text:style-name="P13"/>
      <text:p text:style-name="P13">What time units are we dealing with? (ms, ns, ps, etc) &gt;ns</text:p>
      <text:p text:style-name="P13"/>
      <text:p text:style-name="P13">Please enter the number of ns for our time quantum &gt;3</text:p>
      <text:p text:style-name="P13"/>
      <text:p text:style-name="P13">Type: Round Robin, time units: ns, time quantum: 3</text:p>
      <text:p text:style-name="P13">Please enter the PID of the first process &gt;1</text:p>
      <text:p text:style-name="P13"/>
      <text:p text:style-name="P13">Please enter the burst time of the first process &gt;5</text:p>
      <text:p text:style-name="P13"/>
      <text:p text:style-name="P13">Please enter the PID of the next process (-1 to finish) &gt;2</text:p>
      <text:p text:style-name="P13"/>
      <text:p text:style-name="P13">Please enter the burst time of the next process &gt;7</text:p>
      <text:p text:style-name="P13"/>
      <text:p text:style-name="P13">Please enter the PID of the next process (-1 to finish) &gt;3</text:p>
      <text:p text:style-name="P13"/>
      <text:p text:style-name="P13">Please enter the burst time of the next process &gt;9</text:p>
      <text:p text:style-name="P13"/>
      <text:p text:style-name="P13">Please enter the PID of the next process (-1 to finish) &gt;4</text:p>
      <text:p text:style-name="P13"/>
      <text:p text:style-name="P13">Please enter the burst time of the next process &gt;3</text:p>
      <text:p text:style-name="P13"/>
      <text:p text:style-name="P13">Please enter the PID of the next process (-1 to finish) &gt;-1</text:p>
      <text:p text:style-name="P13"/>
      <text:p text:style-name="P13">Done inputting processes.</text:p>
      <text:p text:style-name="P13">PID: 1 Burst: 5</text:p>
      <text:p text:style-name="P13">PID: 2 Burst: 7</text:p>
      <text:p text:style-name="P13">PID: 3 Burst: 9</text:p>
      <text:p text:style-name="P13">PID: 4 Burst: 3</text:p>
      <text:p text:style-name="P13"/>
      <text:p text:style-name="P13">=====</text:p>
      <text:p text:style-name="P13">Begin time: 0ns. Pid 1 worked for 3ns</text:p>
      <text:p text:style-name="P13">All other processes accumulated 3ns of wait time.</text:p>
      <text:p text:style-name="P13">End time: 3ns.</text:p>
      <text:p text:style-name="P13">=====</text:p>
      <text:p text:style-name="P13">Begin time: 3ns. Pid 2 worked for 3ns</text:p>
      <text:p text:style-name="P13">All other processes accumulated 3ns of wait time.</text:p>
      <text:p text:style-name="P13">End time: 6ns.</text:p>
      <text:p text:style-name="P13">=====</text:p>
      <text:p text:style-name="P13">Begin time: 6ns. Pid 3 worked for 3ns</text:p>
      <text:p text:style-name="P13">All other processes accumulated 3ns of wait time.</text:p>
      <text:p text:style-name="P13">End time: 9ns.</text:p>
      <text:p text:style-name="P13">=====</text:p>
      <text:p text:style-name="P13">Begin time: 9ns. Pid 4 worked for 3ns</text:p>
      <text:p text:style-name="P13">All other processes accumulated 3ns of wait time.</text:p>
      <text:p text:style-name="P13">End time: 12ns.</text:p>
      <text:p text:style-name="P13">=====</text:p>
      <text:p text:style-name="P13">Begin time: 12ns. Pid 1 worked for 2ns</text:p>
      <text:p text:style-name="P13">All other processes accumulated 2ns of wait time.</text:p>
      <text:p text:style-name="P13">End time: 14ns.</text:p>
      <text:p text:style-name="P13"><text:soft-page-break/>=====</text:p>
      <text:p text:style-name="P13">Begin time: 14ns. Pid 2 worked for 3ns</text:p>
      <text:p text:style-name="P13">All other processes accumulated 3ns of wait time.</text:p>
      <text:p text:style-name="P13">End time: 17ns.</text:p>
      <text:p text:style-name="P13">=====</text:p>
      <text:p text:style-name="P13">Begin time: 17ns. Pid 3 worked for 3ns</text:p>
      <text:p text:style-name="P13">All other processes accumulated 3ns of wait time.</text:p>
      <text:p text:style-name="P13">End time: 20ns.</text:p>
      <text:p text:style-name="P13">=====</text:p>
      <text:p text:style-name="P13">Begin time: 20ns. Pid 4 worked for 0ns</text:p>
      <text:p text:style-name="P13">All other processes accumulated 0ns of wait time.</text:p>
      <text:p text:style-name="P13">End time: 20ns.</text:p>
      <text:p text:style-name="P13">=====</text:p>
      <text:p text:style-name="P13">Begin time: 20ns. Pid 1 worked for 0ns</text:p>
      <text:p text:style-name="P13">All other processes accumulated 0ns of wait time.</text:p>
      <text:p text:style-name="P13">End time: 20ns.</text:p>
      <text:p text:style-name="P13">=====</text:p>
      <text:p text:style-name="P13">Begin time: 20ns. Pid 2 worked for 1ns</text:p>
      <text:p text:style-name="P13">All other processes accumulated 1ns of wait time.</text:p>
      <text:p text:style-name="P13">End time: 21ns.</text:p>
      <text:p text:style-name="P13">=====</text:p>
      <text:p text:style-name="P13">Begin time: 21ns. Pid 3 worked for 3ns</text:p>
      <text:p text:style-name="P13">All other processes accumulated 3ns of wait time.</text:p>
      <text:p text:style-name="P13">End time: 24ns.</text:p>
      <text:p text:style-name="P13"/>
      <text:p text:style-name="P13">PID: 1 Burst: 5ns <text:tab/>Waiting: 9ns <text:tab/>t_round: 14ns</text:p>
      <text:p text:style-name="P13">PID: 2 Burst: 7ns <text:tab/>Waiting: 14ns <text:tab/>t_round: 21ns</text:p>
      <text:p text:style-name="P13">PID: 3 Burst: 9ns <text:tab/>Waiting: 15ns <text:tab/>t_round: 24ns</text:p>
      <text:p text:style-name="P13">PID: 4 Burst: 3ns <text:tab/>Waiting: 9ns <text:tab/>t_round: 12ns</text:p>
      <text:p text:style-name="P13">Average wait time: 11.750000ns. Number of processes: 4</text:p>
      <text:p text:style-name="P3"/>
      <text:p text:style-name="P3"/>
      <text:p text:style-name="P6">Part B</text:p>
      <text:p text:style-name="P9"/>
      <text:p text:style-name="P9">Compiling</text:p>
      <text:p text:style-name="P11">gcc -Wall -g -c main_<text:span text:style-name="T5">pp</text:span>.c -o obj/Debug/main_<text:span text:style-name="T4">pp</text:span>.o</text:p>
      <text:p text:style-name="P11">g++ -L/lib64 -o bin/Debug/lab<text:span text:style-name="T1">6_pp</text:span> obj/Debug/main_<text:span text:style-name="T4">pp</text:span>.o</text:p>
      <text:p text:style-name="P3"/>
      <text:p text:style-name="P9">Execution</text:p>
      <text:p text:style-name="P12">$ ./bin/Debug/lab6_<text:span text:style-name="T2">pp</text:span></text:p>
      <text:p text:style-name="P12"/>
      <text:p text:style-name="P12">What time units are we dealing with? (ms, ns, ps, etc) &gt;ns</text:p>
      <text:p text:style-name="P12"/>
      <text:p text:style-name="P12">Please enter the PID of the first process &gt;1</text:p>
      <text:p text:style-name="P12"/>
      <text:p text:style-name="P12">Please enter the burst time of the first process &gt;5</text:p>
      <text:p text:style-name="P12"/>
      <text:p text:style-name="P12">A lower integer value indicates a higher process priority.</text:p>
      <text:p text:style-name="P12">Please enter the priority of the first process &gt;3</text:p>
      <text:p text:style-name="P12"/>
      <text:p text:style-name="P12">Please enter the PID of the next process (-1 to finish) &gt;2</text:p>
      <text:p text:style-name="P12"/>
      <text:p text:style-name="P12">Please enter the burst time of the next process &gt;7</text:p>
      <text:p text:style-name="P12"/>
      <text:p text:style-name="P12">Please enter the priority of the next process &gt;2</text:p>
      <text:p text:style-name="P12"/>
      <text:p text:style-name="P12">Please enter the PID of the next process (-1 to finish) &gt;3</text:p>
      <text:p text:style-name="P12"/>
      <text:p text:style-name="P12">Please enter the burst time of the next process &gt;9</text:p>
      <text:p text:style-name="P12"/>
      <text:p text:style-name="P12">Please enter the priority of the next process &gt;1</text:p>
      <text:p text:style-name="P12"/>
      <text:p text:style-name="P12">Please enter the PID of the next process (-1 to finish) &gt;4</text:p>
      <text:p text:style-name="P12"/>
      <text:p text:style-name="P12">Please enter the burst time of the next process &gt;3</text:p>
      <text:p text:style-name="P12"><text:soft-page-break/></text:p>
      <text:p text:style-name="P12">Please enter the priority of the next process &gt;4</text:p>
      <text:p text:style-name="P12"/>
      <text:p text:style-name="P12">Please enter the PID of the next process (-1 to finish) &gt;-1</text:p>
      <text:p text:style-name="P12"/>
      <text:p text:style-name="P12">Done inputting processes.</text:p>
      <text:p text:style-name="P12">Sorting processes by priority.</text:p>
      <text:p text:style-name="P12">PID: 3 Burst: 9ns priority: 1</text:p>
      <text:p text:style-name="P12">PID: 2 Burst: 7ns priority: 2</text:p>
      <text:p text:style-name="P12">PID: 1 Burst: 5ns priority: 3</text:p>
      <text:p text:style-name="P12">PID: 4 Burst: 3ns priority: 4</text:p>
      <text:p text:style-name="P12"/>
      <text:p text:style-name="P12">=====</text:p>
      <text:p text:style-name="P12">Begin time: 0ns. Pid 3 worked for 9ns and is done.</text:p>
      <text:p text:style-name="P12">All other processes accumulated 9ns of wait time.</text:p>
      <text:p text:style-name="P12">End time: 9ns.</text:p>
      <text:p text:style-name="P12">=====</text:p>
      <text:p text:style-name="P12">Begin time: 9ns. Pid 2 worked for 7ns and is done.</text:p>
      <text:p text:style-name="P12">All other processes accumulated 7ns of wait time.</text:p>
      <text:p text:style-name="P12">End time: 16ns.</text:p>
      <text:p text:style-name="P12">=====</text:p>
      <text:p text:style-name="P12">Begin time: 16ns. Pid 1 worked for 5ns and is done.</text:p>
      <text:p text:style-name="P12">All other processes accumulated 5ns of wait time.</text:p>
      <text:p text:style-name="P12">End time: 21ns.</text:p>
      <text:p text:style-name="P12">=====</text:p>
      <text:p text:style-name="P12">Begin time: 21ns. Pid 4 worked for 3ns and is done.</text:p>
      <text:p text:style-name="P12">All other processes accumulated 3ns of wait time.</text:p>
      <text:p text:style-name="P12">End time: 24ns.</text:p>
      <text:p text:style-name="P12"/>
      <text:p text:style-name="P12">PID: 3 <text:tab/>Burst: 9ns <text:tab/> Waiting: 0ns <text:tab/>t_round: 9ns</text:p>
      <text:p text:style-name="P12">PID: 2 <text:tab/>Burst: 7ns <text:tab/> Waiting: 9ns <text:tab/>t_round: 16ns</text:p>
      <text:p text:style-name="P12">PID: 1 <text:tab/>Burst: 5ns <text:tab/> Waiting: 16ns <text:tab/>t_round: 21ns</text:p>
      <text:p text:style-name="P12">PID: 4 <text:tab/>Burst: 3ns <text:tab/> Waiting: 21ns <text:tab/>t_round: 24ns</text:p>
      <text:p text:style-name="P12">Average wait time: 11.500000ns. Number of processes: 4</text:p>
      <text:p text:style-name="P12">Average run time: 17.500000n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3:04:04.219264492</meta:creation-date>
    <dc:date>2015-09-30T13:16:32.997929423</dc:date>
    <meta:editing-duration>PT8M3S</meta:editing-duration>
    <meta:editing-cycles>12</meta:editing-cycles>
    <meta:generator>LibreOffice/5.0.1.2.0$Linux_X86_64 LibreOffice_project/00m0$Build-2</meta:generator>
    <meta:document-statistic meta:table-count="0" meta:image-count="0" meta:object-count="0" meta:page-count="3" meta:paragraph-count="125" meta:word-count="772" meta:character-count="4184" meta:non-whitespace-character-count="3512"/>
  </office:meta>
</office:document-meta>
</file>